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c0c0c0" draw:fill="solid" draw:fill-color="#808080" draw:opacity="25%" draw:textarea-horizontal-align="center" draw:textarea-vertical-align="middle" draw:shadow-opacity="25%"/>
    </style:style>
    <style:style style:name="gr3" style:family="graphic" style:parent-style-name="standard">
      <style:graphic-properties svg:stroke-color="#c0c0c0" draw:opacity="25%" draw:textarea-horizontal-align="center" draw:textarea-vertical-align="middle" draw:shadow-opacity="25%"/>
    </style:style>
    <style:style style:name="gr4" style:family="graphic" style:parent-style-name="standard">
      <style:graphic-properties svg:stroke-color="#c0c0c0" draw:opacity="25%" draw:textarea-horizontal-align="center" draw:textarea-vertical-align="middle" draw:shadow-opacity="25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53cm"/>
    </style:style>
    <style:style style:name="gr7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/>
    </style:style>
    <style:style style:name="gr8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svg:stroke-color="#800000" draw:marker-start-width="0.2cm" draw:marker-end-width="0.2cm" draw:fill="solid" draw:fill-color="#800000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 fo:padding-bottom="0.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0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2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157cm"/>
    </style:style>
    <style:style style:name="gr17" style:family="graphic" style:parent-style-name="standard">
      <style:graphic-properties svg:stroke-width="0cm" svg:stroke-color="#000000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134cm"/>
    </style:style>
    <style:style style:name="gr19" style:family="graphic" style:parent-style-name="standard">
      <style:graphic-properties svg:stroke-width="0cm" svg:stroke-color="#800000" draw:marker-start-width="0.2cm" draw:marker-end-width="0.2cm" draw:fill="solid" draw:fill-color="#80000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  <style:text-properties fo:font-size="11.3999996185303pt"/>
    </style:style>
    <style:style style:name="P6" style:family="paragraph">
      <style:paragraph-properties fo:margin-left="0cm" fo:margin-right="0cm" fo:text-align="center" fo:text-indent="0cm"/>
      <style:text-properties style:text-position="30% 80%" fo:font-size="9.5pt"/>
    </style:style>
    <style:style style:name="P7" style:family="paragraph">
      <style:paragraph-properties fo:margin-left="0cm" fo:margin-right="0cm" fo:text-indent="0cm"/>
      <style:text-properties fo:font-size="9.5pt"/>
    </style:style>
    <style:style style:name="P8" style:family="paragraph">
      <style:paragraph-properties fo:text-align="center"/>
      <style:text-properties style:text-position="64% 90%"/>
    </style:style>
    <style:style style:name="P9" style:family="paragraph">
      <style:paragraph-properties fo:text-align="center"/>
      <style:text-properties style:text-position="64% 90%" fo:font-size="9pt" style:font-size-asian="9pt" style:font-size-complex="9pt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style:text-position="30% 80%" fo:font-size="10pt"/>
    </style:style>
    <style:style style:name="T4" style:family="text">
      <style:text-properties style:text-position="30% 80%" fo:font-size="10pt" style:font-size-asian="18pt" style:font-size-complex="18pt"/>
    </style:style>
    <style:style style:name="T5" style:family="text">
      <style:text-properties fo:font-family="Albany" style:font-style-name="Regular" style:font-family-generic="swiss" style:font-pitch="variable" fo:font-size="10pt" style:font-family-asian="Albany" style:font-style-name-asian="Regular" style:font-family-generic-asian="swiss" style:font-pitch-asian="variable" style:font-family-complex="Albany" style:font-style-name-complex="Regular" style:font-family-generic-complex="swiss" style:font-pitch-complex="variable"/>
    </style:style>
    <style:style style:name="T6" style:family="text">
      <style:text-properties fo:font-family="'Lucida Grande'" style:font-style-name="Regular" fo:font-size="10pt" style:font-family-asian="'Lucida Grande'" style:font-style-name-asian="Regular" style:font-family-complex="'Lucida Grande'" style:font-style-name-complex="Regular"/>
    </style:style>
    <style:style style:name="T7" style:family="text">
      <style:text-properties style:text-position="64% 9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0.354cm" svg:height="0.362cm" svg:x="6.871cm" svg:y="7.952cm">
          <text:p/>
        </draw:ellipse>
        <draw:g>
          <draw:ellipse draw:style-name="gr2" draw:text-style-name="P1" draw:layer="layout" svg:width="0.673cm" svg:height="0.689cm" svg:x="8.006cm" svg:y="5.419cm">
            <text:p/>
          </draw:ellipse>
          <draw:g>
            <draw:rect draw:style-name="gr2" draw:text-style-name="P1" draw:layer="layout" svg:width="0.353cm" svg:height="0.433cm" svg:x="8.182cm" svg:y="5.058cm">
              <text:p/>
            </draw:rect>
            <draw:ellipse draw:style-name="gr3" draw:text-style-name="P1" draw:layer="layout" svg:width="0.353cm" svg:height="0.362cm" svg:x="8.182cm" svg:y="5.6cm">
              <text:p/>
            </draw:ellipse>
            <draw:rect draw:style-name="gr4" draw:text-style-name="P3" draw:layer="layout" svg:width="5.74cm" svg:height="2.607cm" svg:x="4.072cm" svg:y="2.451cm">
              <text:p text:style-name="P2"><text:span text:style-name="T1">Gatepost</text:span></text:p>
            </draw:rect>
            <draw:rect draw:style-name="gr2" draw:text-style-name="P1" draw:layer="layout" svg:width="0.354cm" svg:height="2.786cm" svg:x="6.872cm" svg:y="5.058cm">
              <text:p/>
            </draw:rect>
            <draw:ellipse draw:style-name="gr2" draw:text-style-name="P1" draw:layer="layout" svg:width="0.673cm" svg:height="0.688cm" svg:x="6.697cm" svg:y="7.773cm">
              <text:p/>
            </draw:ellipse>
            <draw:ellipse draw:style-name="gr3" draw:text-style-name="P1" draw:layer="layout" svg:width="0.354cm" svg:height="0.361cm" svg:x="6.872cm" svg:y="7.954cm">
              <text:p/>
            </draw:ellipse>
          </draw:g>
        </draw:g>
        <draw:line draw:style-name="gr5" draw:text-style-name="P4" draw:layer="layout" svg:x1="1.466cm" svg:y1="5.287cm" svg:x2="2.865cm" svg:y2="5.287cm">
          <text:p/>
        </draw:line>
        <draw:frame draw:style-name="gr6" draw:text-style-name="P5" draw:layer="layout" svg:width="0.807cm" svg:height="0.721cm" svg:x="2.727cm" svg:y="4.994cm">
          <draw:text-box>
            <text:p text:style-name="P5"><text:span text:style-name="T2">N</text:span></text:p>
          </draw:text-box>
        </draw:frame>
        <draw:line draw:style-name="gr1" draw:text-style-name="P4" draw:layer="layout" svg:x1="2.001cm" svg:y1="4.881cm" svg:x2="2.001cm" svg:y2="5.692cm">
          <text:p/>
        </draw:line>
        <draw:line draw:style-name="gr7" draw:text-style-name="P6" draw:layer="layout" svg:x1="7.914cm" svg:y1="9.852cm" svg:x2="9.892cm" svg:y2="8.703cm">
          <text:p text:style-name="P6"><text:span text:style-name="T3">Owe</text:span></text:p>
        </draw:line>
        <draw:g>
          <draw:line draw:style-name="gr8" draw:text-style-name="P1" draw:layer="layout" svg:x1="7.046cm" svg:y1="8.132cm" svg:x2="7.666cm" svg:y2="9.273cm">
            <text:p/>
          </draw:line>
          <draw:line draw:style-name="gr8" draw:text-style-name="P1" draw:layer="layout" svg:x1="9.62cm" svg:y1="8.14cm" svg:x2="7.666cm" svg:y2="9.246cm">
            <text:p/>
          </draw:line>
        </draw:g>
        <draw:line draw:style-name="gr9" draw:text-style-name="P1" draw:layer="layout" svg:x1="8.324cm" svg:y1="5.759cm" svg:x2="10.921cm" svg:y2="10.568cm">
          <text:p/>
        </draw:line>
        <draw:line draw:style-name="gr1" draw:text-style-name="P1" draw:layer="layout" svg:x1="7.046cm" svg:y1="5.781cm" svg:x2="10.859cm" svg:y2="5.763cm">
          <text:p/>
        </draw:line>
        <draw:line draw:style-name="gr1" draw:text-style-name="P1" draw:layer="layout" svg:x1="7.046cm" svg:y1="8.122cm" svg:x2="7.046cm" svg:y2="5.781cm">
          <text:p/>
        </draw:line>
        <draw:line draw:style-name="gr1" draw:text-style-name="P1" draw:layer="layout" svg:x1="7.024cm" svg:y1="8.144cm" svg:x2="8.346cm" svg:y2="5.781cm">
          <text:p/>
        </draw:line>
        <draw:line draw:style-name="gr7" draw:text-style-name="P6" draw:layer="layout" svg:x1="6.406cm" svg:y1="5.807cm" svg:x2="6.393cm" svg:y2="8.125cm">
          <text:p text:style-name="P6"><text:span text:style-name="T3">Owe</text:span></text:p>
        </draw:line>
        <draw:line draw:style-name="gr10" draw:text-style-name="P6" draw:layer="layout" svg:x1="7.038cm" svg:y1="5.444cm" svg:x2="8.311cm" svg:y2="5.444cm">
          <text:p text:style-name="P6"><text:span text:style-name="T4">Ons</text:span></text:p>
        </draw:line>
        <draw:frame draw:style-name="gr11" draw:text-style-name="P7" draw:layer="layout" svg:width="0.794cm" svg:height="0.645cm" svg:x="9.446cm" svg:y="7.809cm">
          <draw:text-box>
            <text:p text:style-name="P7"><text:span text:style-name="T1">M</text:span></text:p>
          </draw:text-box>
        </draw:frame>
        <draw:frame draw:style-name="gr12" draw:text-style-name="P7" draw:layer="layout" svg:width="0.739cm" svg:height="0.645cm" svg:x="6.406cm" svg:y="7.875cm">
          <draw:text-box>
            <text:p text:style-name="P7"><text:span text:style-name="T1">B</text:span></text:p>
          </draw:text-box>
        </draw:frame>
        <draw:frame draw:style-name="gr13" draw:text-style-name="P7" draw:layer="layout" svg:width="0.777cm" svg:height="0.645cm" svg:x="6.48cm" svg:y="5.36cm">
          <draw:text-box>
            <text:p text:style-name="P7"><text:span text:style-name="T1">G</text:span></text:p>
          </draw:text-box>
        </draw:frame>
        <draw:frame draw:style-name="gr14" draw:text-style-name="P7" draw:layer="layout" svg:width="0.718cm" svg:height="0.645cm" svg:x="8.185cm" svg:y="5.277cm">
          <draw:text-box>
            <text:p text:style-name="P7"><text:span text:style-name="T1">F</text:span></text:p>
          </draw:text-box>
        </draw:frame>
        <draw:frame draw:style-name="gr15" draw:text-style-name="P7" draw:layer="layout" svg:width="0.756cm" svg:height="0.645cm" svg:x="7.274cm" svg:y="9.275cm">
          <draw:text-box>
            <text:p text:style-name="P7"><text:span text:style-name="T1">H</text:span></text:p>
          </draw:text-box>
        </draw:frame>
        <draw:line draw:style-name="gr1" draw:text-style-name="P1" draw:layer="layout" svg:x1="7.531cm" svg:y1="9.046cm" svg:x2="7.685cm" svg:y2="8.955cm">
          <text:p/>
        </draw:line>
        <draw:line draw:style-name="gr1" draw:text-style-name="P1" draw:layer="layout" svg:x1="7.662cm" svg:y1="8.955cm" svg:x2="7.763cm" svg:y2="9.135cm">
          <text:p/>
        </draw:line>
        <draw:line draw:style-name="gr1" draw:text-style-name="P1" draw:layer="layout" svg:x1="7.187cm" svg:y1="5.768cm" svg:x2="7.187cm" svg:y2="6.015cm">
          <text:p/>
        </draw:line>
        <draw:line draw:style-name="gr1" draw:text-style-name="P1" draw:layer="layout" svg:x1="7.046cm" svg:y1="6.006cm" svg:x2="7.175cm" svg:y2="6.007cm">
          <text:p/>
        </draw:line>
        <draw:frame draw:style-name="gr16" draw:text-style-name="P7" draw:layer="layout" svg:width="0.705cm" svg:height="0.645cm" svg:x="7.545cm" svg:y="5.674cm">
          <draw:text-box>
            <text:p text:style-name="P7"><text:span text:style-name="T5">α</text:span></text:p>
          </draw:text-box>
        </draw:frame>
        <draw:g>
          <draw:line draw:style-name="gr1" draw:text-style-name="P1" draw:layer="layout" svg:x1="9.341cm" svg:y1="8.082cm" svg:x2="9.429cm" svg:y2="8.239cm">
            <text:p/>
          </draw:line>
          <draw:line draw:style-name="gr1" draw:text-style-name="P1" draw:layer="layout" svg:x1="9.32cm" svg:y1="8.098cm" svg:x2="9.54cm" svg:y2="7.986cm">
            <text:p/>
          </draw:line>
        </draw:g>
        <draw:line draw:style-name="gr17" draw:text-style-name="P1" draw:layer="layout" svg:x1="9.002cm" svg:y1="6.988cm" svg:x2="7.05cm" svg:y2="8.111cm">
          <text:p/>
        </draw:line>
        <draw:frame draw:style-name="gr18" draw:text-style-name="P7" draw:layer="layout" svg:width="0.714cm" svg:height="0.67cm" svg:x="8.463cm" svg:y="5.704cm">
          <draw:text-box>
            <text:p text:style-name="P7"><text:span text:style-name="T6">β</text:span></text:p>
          </draw:text-box>
        </draw:frame>
        <draw:frame draw:style-name="gr12" draw:text-style-name="P7" draw:layer="layout" svg:width="0.739cm" svg:height="0.645cm" svg:x="8.91cm" svg:y="6.568cm">
          <draw:text-box>
            <text:p text:style-name="P7"><text:span text:style-name="T1">K</text:span></text:p>
          </draw:text-box>
        </draw:frame>
        <draw:line draw:style-name="gr1" draw:text-style-name="P1" draw:layer="layout" svg:x1="8.752cm" svg:y1="6.988cm" svg:x2="8.815cm" svg:y2="7.086cm">
          <text:p/>
        </draw:line>
        <draw:line draw:style-name="gr1" draw:text-style-name="P1" draw:layer="layout" svg:x1="8.933cm" svg:y1="6.878cm" svg:x2="8.756cm" svg:y2="6.991cm">
          <text:p/>
        </draw:line>
        <draw:line draw:style-name="gr7" draw:text-style-name="P6" draw:layer="layout" svg:x1="7.165cm" svg:y1="8.449cm" svg:x2="9.157cm" svg:y2="7.312cm">
          <text:p text:style-name="P6"><text:span text:style-name="T3">Owe</text:span></text:p>
        </draw:line>
        <draw:line draw:style-name="gr19" draw:text-style-name="P9" draw:layer="layout" svg:x1="9.598cm" svg:y1="8.114cm" svg:x2="10.908cm" svg:y2="10.547cm">
          <text:p text:style-name="P8"><text:span text:style-name="T7">Gate</text:span></text:p>
        </draw:line>
        <draw:frame draw:style-name="gr15" draw:text-style-name="P7" draw:layer="layout" svg:width="0.705cm" svg:height="0.645cm" svg:x="10.75cm" svg:y="10.167cm">
          <draw:text-box>
            <text:p text:style-name="P7"><text:span text:style-name="T1">J</text:span></text:p>
          </draw:text-box>
        </draw:frame>
        <draw:frame draw:style-name="gr15" draw:text-style-name="P7" draw:layer="layout" svg:width="0.705cm" svg:height="0.645cm" svg:x="10.696cm" svg:y="5.265cm">
          <draw:text-box>
            <text:p text:style-name="P7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2:13:02</meta:creation-date>
    <dc:date>2014-01-01T13:05:03</dc:date>
    <meta:editing-duration>PT38M8S</meta:editing-duration>
    <meta:editing-cycles>2</meta:editing-cycles>
    <meta:generator>LibreOffice/4.0.3.3$MacOSX_x86 LibreOffice_project/0eaa50a932c8f2199a615e1eb30f7ac74279539</meta:generator>
    <meta:document-statistic meta:object-count="45"/>
  </office:meta>
</office:document-meta>
</file>